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00AFC5B7F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itle" style:master-page-name="Standard">
      <style:paragraph-properties fo:margin-top="0in" fo:margin-bottom="0in" style:contextual-spacing="false" fo:line-height="100%" fo:keep-together="auto" style:page-number="1" fo:keep-with-next="auto"/>
    </style:style>
    <style:style style:name="P2" style:family="paragraph" style:parent-style-name="LO-normal">
      <style:paragraph-properties fo:line-height="150%"/>
    </style:style>
    <style:style style:name="P3" style:family="paragraph" style:parent-style-name="Subtitle">
      <style:paragraph-properties fo:margin-top="0.0835in" fo:margin-bottom="0in" style:contextual-spacing="false" fo:line-height="150%" fo:keep-together="auto" fo:keep-with-next="auto"/>
    </style:style>
    <style:style style:name="P4" style:family="paragraph" style:parent-style-name="LO-normal" style:list-style-name="WWNum1">
      <style:paragraph-properties fo:margin-left="0.5in" fo:margin-top="0.139in" fo:margin-bottom="0in" style:contextual-spacing="false" fo:line-height="150%" fo:text-indent="-0.25in" style:auto-text-indent="false"/>
    </style:style>
    <style:style style:name="P5" style:family="paragraph" style:parent-style-name="LO-normal" style:list-style-name="WWNum1">
      <style:paragraph-properties fo:margin-left="0.5in" fo:margin-top="0in" fo:margin-bottom="0in" style:contextual-spacing="false" fo:line-height="150%" fo:text-indent="-0.25in" style:auto-text-indent="false"/>
    </style:style>
    <style:style style:name="P6" style:family="paragraph" style:parent-style-name="LO-normal">
      <style:paragraph-properties fo:line-height="100%"/>
    </style:style>
    <style:style style:name="P7" style:family="paragraph" style:parent-style-name="LO-normal">
      <style:paragraph-properties fo:margin-left="0in" fo:margin-top="0.139in" fo:margin-bottom="0in" style:contextual-spacing="false" fo:line-height="150%" fo:text-indent="0in" style:auto-text-indent="false"/>
    </style:style>
    <style:style style:name="T1" style:family="text">
      <style:text-properties fo:color="#666666"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2" style:family="text">
      <style:text-properties fo:color="#424242"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3" style:family="text">
      <style:text-properties fo:color="#424242" loext:opacity="100%" style:font-name="Source Code Pro" fo:font-size="10pt" style:font-name-asian="Source Code Pro1" style:font-size-asian="10pt" style:font-name-complex="Source Code Pro1" style:font-size-complex="10pt"/>
    </style:style>
    <style:style style:name="T4" style:family="text">
      <style:text-properties fo:color="#424242" loext:opacity="100%" fo:font-family="Oswald" style:font-family-generic="roman" style:font-pitch="variable" fo:font-size="14pt" fo:font-weight="bold" style:font-family-asian="Oswald" style:font-family-generic-asian="system" style:font-pitch-asian="variable" style:font-size-asian="14pt" style:font-weight-asian="bold" style:font-family-complex="Oswald" style:font-family-generic-complex="system" style:font-pitch-complex="variable" style:font-size-complex="14pt"/>
    </style:style>
    <style:style style:name="T5" style:family="text">
      <style:text-properties fo:color="#e31c60" loext:opacity="100%" style:font-name="Source Code Pro" fo:font-size="11pt" fo:font-weight="bold" style:font-name-asian="Source Code Pro1" style:font-size-asian="11pt" style:font-weight-asian="bold" style:font-name-complex="Source Code Pro1" style:font-size-complex="11pt"/>
    </style:style>
    <style:style style:name="T6" style:family="text">
      <style:text-properties fo:color="#1155cc" loext:opacity="100%" style:font-name="Source Code Pro" fo:font-size="11pt" style:text-underline-style="solid" style:text-underline-width="auto" style:text-underline-color="font-color" fo:font-weight="bold" style:font-name-asian="Source Code Pro1" style:font-size-asian="11pt" style:font-weight-asian="bold" style:font-name-complex="Source Code Pro1" style:font-size-complex="11pt"/>
    </style:style>
    <style:style style:name="T7" style:family="text">
      <style:text-properties fo:color="#424242" loext:opacity="100%" style:font-name="Source Code Pro" fo:font-size="10pt" fo:font-style="italic" fo:font-weight="bold" style:font-name-asian="Source Code Pro1" style:font-size-asian="10pt" style:font-style-asian="italic" style:font-weight-asian="bold" style:font-name-complex="Source Code Pro1" style:font-size-complex="10pt"/>
    </style:style>
    <style:style style:name="T8" style:family="text">
      <style:text-properties fo:color="#424242" loext:opacity="100%" style:font-name="Source Code Pro" fo:font-size="10pt" fo:font-style="italic" fo:font-weight="bold" fo:background-color="#fafafa" loext:char-shading-value="0" style:font-name-asian="Source Code Pro1" style:font-size-asian="10pt" style:font-style-asian="italic" style:font-weight-asian="bold" style:font-name-complex="Source Code Pro1" style:font-size-complex="10pt"/>
    </style:style>
    <style:style style:name="T9" style:family="text">
      <style:text-properties fo:color="#1155cc" loext:opacity="100%" style:font-name="Source Code Pro" fo:font-size="10pt" style:text-underline-style="solid" style:text-underline-width="auto" style:text-underline-color="font-color" style:font-name-asian="Source Code Pro1" style:font-size-asian="10pt" style:font-name-complex="Source Code Pro1" style:font-size-complex="10pt"/>
    </style:style>
    <style:style style:name="T10" style:family="text">
      <style:text-properties fo:color="#1155cc" loext:opacity="100%" style:font-name="Source Code Pro" fo:font-size="10pt" fo:font-style="italic" style:text-underline-style="solid" style:text-underline-width="auto" style:text-underline-color="font-color" fo:font-weight="bold" style:font-name-asian="Source Code Pro1" style:font-size-asian="10pt" style:font-style-asian="italic" style:font-weight-asian="bold" style:font-name-complex="Source Code Pro1" style:font-size-complex="10pt"/>
    </style:style>
    <style:style style:name="T11" style:family="text">
      <style:text-properties fo:color="#666666" loext:opacity="100%" fo:font-family="Oswald" style:font-family-generic="roman" style:font-pitch="variable" fo:font-size="14pt" style:font-family-asian="Oswald" style:font-family-generic-asian="system" style:font-pitch-asian="variable" style:font-size-asian="14pt" style:font-family-complex="Oswald" style:font-family-generic-complex="system" style:font-pitch-complex="variable" style:font-size-complex="14pt"/>
    </style:style>
    <style:style style:name="T12" style:family="text">
      <style:text-properties fo:color="#424242" loext:opacity="100%" style:font-name="Source Code Pro" fo:font-size="10pt" fo:font-weight="bold" style:font-name-asian="Source Code Pro1" style:font-size-asian="10pt" style:font-weight-asian="bold" style:font-name-complex="Source Code Pro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lntg56ljm653"/><text:span text:style-name="T2">Installing ZSH in Arch Linux</text:span><text:span text:style-name="T1"/></text:p>
      <text:p text:style-name="P2" loext:marker-style-name="T3"><draw:frame draw:style-name="fr1" draw:name="image1.png" text:anchor-type="as-char" svg:width="6.5in" svg:height="0.0555in" draw:z-index="0"><draw:image xlink:href="Pictures/10000001000004B00000000AFC5B7F18.png" xlink:type="simple" xlink:show="embed" xlink:actuate="onLoad" draw:mime-type="image/png"/><svg:desc>horizontal line</svg:desc></draw:frame></text:p>
      <text:p text:style-name="P3" loext:marker-style-name="T4"><text:bookmark text:name="_4bu4z72jz2rz"/><text:span text:style-name="T5">First version: SEPTEMBER 23, 2022 / 12:22 PM CT<text:line-break/>Last update:<text:line-break/><text:line-break/>Based on the work from Hermanno Ferrara<text:line-break/></text:span><text:a xlink:type="simple" xlink:href="https://www.youtube.com/watch?v=A6xWiqOpulI" text:style-name="ListLabel_20_19" text:visited-style-name="ListLabel_20_19"><text:span text:style-name="T6">https://www.youtube.com/watch?v=A6xWiqOpulI</text:span></text:a><text:span text:style-name="T5"> <text:line-break/></text:span><text:a xlink:type="simple" xlink:href="https://wiki.archlinux.org/title/zsh" text:style-name="ListLabel_20_19" text:visited-style-name="ListLabel_20_19"><text:span text:style-name="T6">https://wiki.archlinux.org/title/zsh</text:span></text:a><text:span text:style-name="T5"> <text:line-break/><text:line-break/>00 Installing the required packages</text:span></text:p>
      <text:list text:style-name="WWNum1">
        <text:list-item>
          <text:p text:style-name="P4" loext:marker-style-name="T3"><text:span text:style-name="T3">Normally when we install Arch Linux - by the time of writing this document - we have the BASH shell installed by default. What is ZSH? It is another shell for Linux which offers many customization options with plugins and themes, with this guide we are going to install the base settings of “oh my zsh” framework.<text:line-break/></text:span><text:span text:style-name="T3"/></text:p>
        </text:list-item>
        <text:list-item>
          <text:p text:style-name="P5" loext:marker-style-name="T3"><text:span text:style-name="T3">You will need to install the following packages:<text:line-break/></text:span><text:span text:style-name="T7"># </text:span><text:span text:style-name="T8">sudo pacman -S zsh zsh-completions curl wget</text:span><text:span text:style-name="T7"><text:line-break/></text:span></text:p>
        </text:list-item>
        <text:list-item>
          <text:p text:style-name="P5" loext:marker-style-name="T3"><text:span text:style-name="T3">Next, I recommend installing the oh my ZSH directly from GitHub with the command below:<text:line-break/></text:span><text:span text:style-name="T7"># </text:span><text:span text:style-name="T8">sh -c "$(wget -O- https://raw.githubusercontent.com/ohmyzsh/ohmyzsh/master/tools/install.sh)"</text:span><text:span text:style-name="T7"><text:line-break/></text:span></text:p>
        </text:list-item>
        <text:list-item>
          <text:p text:style-name="P5" loext:marker-style-name="T3"><text:span text:style-name="T3">Next, (if you install zsh from the AUR or the main repository, you will not have this functionality, since this is not the case), the zsh framework should be installed on our system, and every time you would like to update this framework, you can execute: <text:line-break/></text:span><text:span text:style-name="T7"># omz update</text:span><text:span text:style-name="T3"><text:line-break/></text:span></text:p>
        </text:list-item>
        <text:list-item>
          <text:p text:style-name="P5" loext:marker-style-name="T3"><text:span text:style-name="T3">ZSH has a lot of configuration options, the two directories you will want to focus on are:<text:line-break/>/home/&lt;your_user&gt;/.oh-my-zsh/plugins<text:line-break/>/home/&lt;your_user&gt;/.oh-my-zsh/themes<text:line-break/><text:line-break/></text:span><text:span text:style-name="T3"/></text:p>
        </text:list-item>
        <text:list-item>
          <text:p text:style-name="P5" loext:marker-style-name="T3"><text:span text:style-name="T3">You can explore in detail the list of shortcuts or aliases for the archlinux plugin here:<text:line-break/>Arch Linux Plugin: </text:span><text:a xlink:type="simple" xlink:href="https://bit.ly/3hYRu0G" text:style-name="ListLabel_20_20" text:visited-style-name="ListLabel_20_20"><text:span text:style-name="T9">https://bit.ly/3hYRu0G</text:span></text:a><text:span text:style-name="T3"> <text:line-break/></text:span></text:p>
        </text:list-item>
        <text:list-item>
          <text:p text:style-name="P5" loext:marker-style-name="T3"><text:span text:style-name="T3">One useful plugin is syntax highlighting, you can install it from git, and it’s recommended that you have it installed into the custom plugin folder here /home/&lt;your_user&gt;/.oh-my-zsh/custom/plugins/:<text:line-break/></text:span><text:soft-page-break/><text:span text:style-name="T7"># git clone </text:span><text:a xlink:type="simple" xlink:href="https://github.com/zsh-users/zsh-syntax-highlighting.git" text:style-name="ListLabel_20_21" text:visited-style-name="ListLabel_20_21"><text:span text:style-name="T10">https://github.com/zsh-users/zsh-syntax-highlighting.git</text:span></text:a><text:span text:style-name="T7"><text:line-break/># git clone </text:span><text:a xlink:type="simple" xlink:href="https://github.com/zsh-users/zsh-autosuggestions.git" text:style-name="ListLabel_20_21" text:visited-style-name="ListLabel_20_21"><text:span text:style-name="T10">https://github.com/zsh-users/zsh-autosuggestions.git</text:span></text:a><text:span text:style-name="T7"> </text:span><text:span text:style-name="T3"><text:line-break/></text:span></text:p>
        </text:list-item>
      </text:list>
      <text:p text:style-name="P3" loext:marker-style-name="T3"><text:bookmark text:name="_nlwb9moi03bf"/><text:span text:style-name="T5">01 Installing ZSH With Powerlevel10k<text:line-break/></text:span><text:a xlink:type="simple" xlink:href="https://www.youtube.com/watch?v=dg1tK50UVGI" text:style-name="ListLabel_20_19" text:visited-style-name="ListLabel_20_19"><text:span text:style-name="T6">https://www.youtube.com/watch?v=dg1tK50UVGI</text:span></text:a><text:span text:style-name="T5"> </text:span></text:p>
      <text:list text:continue-numbering="true" text:style-name="WWNum1">
        <text:list-item>
          <text:p text:style-name="P4" loext:marker-style-name="T3"><text:span text:style-name="T3">Install the fonts we need for this theme: <text:line-break/></text:span><text:span text:style-name="T7"># paru </text:span><text:span text:style-name="T8">-S ttf-dejavu ttf-meslo-nerd-font-powerlevel10k<text:line-break/></text:span><text:span text:style-name="T7"># cd</text:span><text:span text:style-name="T8"> /home/&lt;your_user&gt;/.oh-my-zsh/custom/themes<text:line-break/></text:span><text:span text:style-name="T7"># git clone --depth=1 </text:span><text:a xlink:type="simple" xlink:href="https://github.com/romkatv/powerlevel10k.git" text:style-name="ListLabel_20_21" text:visited-style-name="ListLabel_20_21"><text:span text:style-name="T10">https://github.com/romkatv/powerlevel10k.git</text:span></text:a><text:span text:style-name="T7"> ${ZSH_CUSTOM:-$HOME/.ho-my-zsh/custom}/themes/powerlevel10k</text:span><text:span text:style-name="T8"><text:line-break/></text:span></text:p>
        </text:list-item>
        <text:list-item>
          <text:p text:style-name="P5" loext:marker-style-name="T3"><text:span text:style-name="T3">If you need to re-run the configuration for the powerlevel10k, we can execute:<text:line-break/></text:span><text:span text:style-name="T7"># </text:span><text:span text:style-name="T8">p10k configure </text:span><text:span text:style-name="T7"><text:line-break/></text:span></text:p>
        </text:list-item>
        <text:list-item>
          <text:p text:style-name="P5" loext:marker-style-name="T3"><text:span text:style-name="T3">If you need to update the powerlevel10k plugin, we can execute:<text:line-break/></text:span><text:span text:style-name="T7"># git -C</text:span><text:span text:style-name="T8"> ${ZSH_CUSTOM:-$HOME/.ho-my-zsh/custom}/themes/powerlevel10k pull</text:span><text:span text:style-name="T7"><text:line-break/>** or navigate to that directory and execute “git pull”</text:span><text:span text:style-name="T3"><text:line-break/><text:line-break/></text:span></text:p>
        </text:list-item>
      </text:list>
      <text:p text:style-name="P6" loext:marker-style-name="T3"><text:span text:style-name="T11">** NOTICE: I cannot and will not be liable responsible for any lost of data or information, nor any damage to your hardware. 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ORT OR OTHERWISE, ARISING FROM, OUT OF OR IN CONNECTION WITH THE SOFTWARE OR THE USE OR OTHER DEALINGS IN THE SOFTWARE. **</text:span><text:span text:style-name="T3"/></text:p>
      <text:p text:style-name="P7" loext:marker-style-name="T12"><text:span text:style-name="T12"><text:line-break/></text:span><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Source Han Sans CN" svg:font-family="'Source Han Sans C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LO-normal" style:next-style-name="LO-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swiss"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55cc" loext:opacity="100%" style:font-name="Source Code Pro" fo:font-family="'Source Code Pro'" style:font-family-generic="roman" style:font-pitch="variable" fo:font-size="11pt" style:text-underline-style="solid" style:text-underline-width="auto" style:text-underline-color="font-color" fo:font-weight="bold" style:font-name-asian="Source Code Pro1" style:font-family-asian="'Source Code Pro'" style:font-family-generic-asian="system" style:font-pitch-asian="variable" style:font-size-asian="11pt" style:font-weight-asian="bold" style:font-name-complex="Source Code Pro1" style:font-family-complex="'Source Code Pro'" style:font-family-generic-complex="system" style:font-pitch-complex="variable" style:font-size-complex="11pt"/>
    </style:style>
    <style:style style:name="ListLabel_20_20" style:display-name="ListLabel 20" style:family="text">
      <style:text-properties fo:color="#1155cc" loext:opacity="100%" style:font-name="Source Code Pro" fo:font-family="'Source Code Pro'" style:font-family-generic="roman" style:font-pitch="variable" fo:font-size="10pt" style:text-underline-style="solid" style:text-underline-width="auto" style:text-underline-color="font-color" style:font-name-asian="Source Code Pro1" style:font-family-asian="'Source Code Pro'" style:font-family-generic-asian="system" style:font-pitch-asian="variable" style:font-size-asian="10pt" style:font-name-complex="Source Code Pro1" style:font-family-complex="'Source Code Pro'" style:font-family-generic-complex="system" style:font-pitch-complex="variable" style:font-size-complex="10pt"/>
    </style:style>
    <style:style style:name="ListLabel_20_21" style:display-name="ListLabel 21" style:family="text">
      <style:text-properties fo:color="#1155cc" loext:opacity="100%" style:font-name="Source Code Pro" fo:font-family="'Source Code Pro'" style:font-family-generic="roman" style:font-pitch="variable" fo:font-size="10pt" fo:font-style="italic" style:text-underline-style="solid" style:text-underline-width="auto" style:text-underline-color="font-color" fo:font-weight="bold" style:font-name-asian="Source Code Pro1" style:font-family-asian="'Source Code Pro'" style:font-family-generic-asian="system" style:font-pitch-asian="variable" style:font-size-asian="10pt" style:font-style-asian="italic" style:font-weight-asian="bold" style:font-name-complex="Source Code Pro1" style:font-family-complex="'Source Code Pro'"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0.3126in" fo:margin-right="0.1874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en-US</dc:language>
    <dc:date>2025-02-26T23:22:06.966918200</dc:date>
    <meta:editing-cycles>3</meta:editing-cycles>
    <meta:editing-duration>PT7M33S</meta:editing-duration>
    <meta:generator>LibreOffice/25.2.0.3$Windows_X86_64 LibreOffice_project/e1cf4a87eb02d755bce1a01209907ea5ddc8f069</meta:generator>
    <meta:document-statistic meta:table-count="0" meta:image-count="1" meta:object-count="0" meta:page-count="2" meta:paragraph-count="16" meta:word-count="425" meta:character-count="2981" meta:non-whitespace-character-count="2558"/>
    <meta:user-defined meta:name="AppVersion">15.0000</meta:user-defined>
  </office:meta>
</office:document-meta>
</file>